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8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8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2cm" svg:x="6cm" svg:y="4.5cm">
          <text:p text:style-name="P1">Pers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25cm" svg:y1="7.25cm" svg:x2="10.5cm" svg:y2="10.25cm">
          <text:p/>
        </draw:line>
        <draw:custom-shape draw:style-name="gr3" draw:text-style-name="P1" draw:layer="layout" svg:width="8.5cm" svg:height="1.75cm" svg:x="6.25cm" svg:y="11.25cm">
          <text:p text:style-name="P1">Release from docking Statio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5cm" svg:y1="13.75cm" svg:x2="10.5cm" svg:y2="17.25cm">
          <text:p/>
        </draw:line>
        <draw:custom-shape draw:style-name="gr5" draw:text-style-name="P1" draw:layer="layout" svg:width="9.5cm" svg:height="1.25cm" svg:x="5.75cm" svg:y="18.75cm">
          <text:p text:style-name="P1">Check condition of bik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4:28:29.782224909</meta:creation-date>
    <dc:date>2021-10-19T14:31:08.504902281</dc:date>
    <meta:editing-duration>PT2M42S</meta:editing-duration>
    <meta:editing-cycles>1</meta:editing-cycles>
    <meta:document-statistic meta:object-count="5"/>
    <meta:generator>LibreOffice/7.1.6.2$Linux_X86_64 LibreOffice_project/10$Build-2</meta:generator>
  </office:meta>
</office:document-meta>
</file>